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6" style:family="paragraph" style:parent-style-name="Standard">
      <style:text-properties style:font-name="Trebuchet MS" style:text-underline-style="none"/>
    </style:style>
    <style:style style:name="P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9" style:family="paragraph" style:parent-style-name="Standard">
      <style:text-properties style:text-position="0% 100%" style:font-name="Trebuchet MS"/>
    </style:style>
    <style:style style:name="P10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text-position="0% 100%" style:font-name="Trebuchet MS"/>
    </style:style>
    <style:style style:name="P14" style:family="paragraph" style:parent-style-name="Standard">
      <style:paragraph-properties fo:break-before="page"/>
      <style:text-properties style:font-name="Trebuchet MS"/>
    </style:style>
    <style:style style:name="P15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Standard" style:list-style-name="L1">
      <style:text-properties style:text-position="0% 100%" style:font-name="Trebuchet MS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21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Trebuchet MS"/>
    </style:style>
    <style:style style:name="P23" style:family="paragraph" style:parent-style-name="Standard">
      <style:paragraph-properties fo:break-before="page"/>
      <style:text-properties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letter-kerning="true"/>
    </style:style>
    <style:style style:name="T12" style:family="text">
      <style:text-properties style:text-underline-style="none"/>
    </style:style>
    <style:style style:name="T13" style:family="text">
      <style:text-properties style:font-name="Trebuchet MS"/>
    </style:style>
    <style:style style:name="T14" style:family="text">
      <style:text-properties style:font-name="Trebuchet MS"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30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1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34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3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9">B<text:tab/><text:tab/>the money available TO BE BET, this does not include money already bet (you must choose a consistent frame of reference. It doesn't matter what frame of reference you use)</text:p>
      <text:p text:style-name="P9">f<text:span text:style-name="T3">pot</text:span><text:tab/><text:tab/>the fraction of my bankroll available to be won, from the pot<text:line-break/><text:tab/><text:tab/><text:tab/>(dead from previous rounds and called bets)</text:p>
      <text:p text:style-name="P9">e<text:tab/><text:tab/>number of people that have already called plus the initial better, added to the potential future calls;<text:line-break/><text:tab/><text:tab/><text:tab/>also the number of people to BEAT.</text:p>
      <text:p text:style-name="P9">e*<text:tab/><text:tab/>number of people expected to call the bet</text:p>
      <text:p text:style-name="P9">(f + f<text:span text:style-name="T3">d</text:span>)<text:tab/>the amount to bet. This is our input/independent variable function input</text:p>
      <text:p text:style-name="P9">losses<text:tab/><text:tab/>percent chance to lose against one hand</text:p>
      <text:p text:style-name="P9">splits<text:tab/><text:tab/>percent chance to split with one hand</text:p>
      <text:p text:style-name="P9">wins<text:tab/><text:tab/>percent change to win</text:p>
      <text:p text:style-name="P9"/>
      <text:p text:style-name="P9"/>
      <text:p text:style-name="P10"><text:span text:style-name="T2">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9"/>
      <text:p text:style-name="P9">From the function, find the maximum gain bet (quadratic optimization) and the equal-to-folding bet after the max:<draw:frame draw:style-name="fr1" draw:name="Object15" text:anchor-type="as-char" svg:width="2.956cm" svg:height="0.607cm" draw:z-index="44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45"><draw:object xlink:href="./Object 5" xlink:type="simple" xlink:show="embed" xlink:actuate="onLoad"/><draw:image xlink:href="./ObjectReplacements/Object 5" xlink:type="simple" xlink:show="embed" xlink:actuate="onLoad"/></draw:frame></text:p>
      <text:p text:style-name="P9">It is probably best to approximate the derivative for the root-finding via Newton's Method.</text:p>
      <text:p text:style-name="P9">Try the following, remembering that e* is a function of (f + f<text:span text:style-name="T3">d</text:span>) too!</text:p>
      <text:p text:style-name="P9"><draw:frame draw:style-name="fr1" draw:name="Object16" text:anchor-type="as-char" svg:width="15.723cm" svg:height="1.415cm" draw:z-index="47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ct17" text:anchor-type="as-char" svg:width="16.979cm" svg:height="3.133cm" draw:z-index="48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Now for the tricks</text:p>
      <text:p text:style-name="P9"><draw:frame draw:style-name="fr1" draw:name="Object21" text:anchor-type="as-char" svg:width="5.419cm" svg:height="0.543cm" draw:z-index="49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18" text:anchor-type="as-char" svg:width="4.189cm" svg:height="0.55cm" draw:z-index="50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20" text:anchor-type="as-char" svg:width="15.432cm" svg:height="1.169cm" draw:z-index="51"><draw:object xlink:href="./Object 6" xlink:type="simple" xlink:show="embed" xlink:actuate="onLoad"/><draw:image xlink:href="./ObjectReplacements/Object 6" xlink:type="simple" xlink:show="embed" xlink:actuate="onLoad"/></draw:frame></text:p>
      <text:p text:style-name="P9">then Newton's Method is:</text:p>
      <text:p text:style-name="P9"><draw:frame draw:style-name="fr1" draw:name="Object22" text:anchor-type="as-char" svg:width="3.637cm" svg:height="1.092cm" draw:z-index="52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9">Use G(x) to track the eps_abs and x<text:span text:style-name="T3">n+1</text:span> to track eps_step, and we know we are restricting it to bet-width minimum steps.</text:p>
      <text:p text:style-name="P9">Alternatively,</text:p>
      <text:p text:style-name="P9"><draw:frame draw:style-name="fr1" draw:name="Object23" text:anchor-type="as-char" svg:width="19.521cm" svg:height="1.415cm" draw:z-index="53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24" text:anchor-type="as-char" svg:width="18.664cm" svg:height="1.393cm" draw:z-index="5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Improving upon e* to make class ExactCall,</text:p>
      <text:p text:style-name="P9">Iterate through each active player</text:p>
      <text:list text:style-name="L1">
        <text:list-item>
          <text:p text:style-name="P17">Using pot odds find how likely each player is to call. Assume previous players have bet with their calculated percentages.</text:p>
        </text:list-item>
        <text:list-item>
          <text:p text:style-name="P17">Multiply to determine value in chips</text:p>
        </text:list-item>
        <text:list-item>
          <text:p text:style-name="P17">Add these chips to the pot for the next player</text:p>
        </text:list-item>
      </text:list>
      <text:p text:style-name="P9">Divide to determine fraction relative to MY bankroll.</text:p>
      <text:p text:style-name="P9"/>
      <text:p text:style-name="P9"/>
      <text:p text:style-name="P9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Notice that if the bet DOES NOT put the first opponent all-in,</text:p>
      <text:p text:style-name="P9"><draw:frame draw:style-name="fr1" draw:name="Object50" text:anchor-type="as-char" svg:width="8.685cm" svg:height="1.284cm" draw:z-index="20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draw:name="Object56" text:anchor-type="as-char" svg:width="16.464cm" svg:height="1.374cm" draw:z-index="60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Standard">Obviously if the first opponent is pushed all in, de* = 0.</text:p>
      <text:p text:style-name="P9">Now, when accounting for previous expected bets, try this:</text:p>
      <text:p text:style-name="P9"><draw:frame draw:style-name="fr1" draw:name="Object52" text:anchor-type="as-char" svg:width="9.139cm" svg:height="1.372cm" draw:z-index="61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1" draw:name="Object53" text:anchor-type="as-char" svg:width="20.553cm" svg:height="1.448cm" draw:z-index="62"><draw:object xlink:href="./Object 37" xlink:type="simple" xlink:show="embed" xlink:actuate="onLoad"/><draw:image xlink:href="./ObjectReplacements/Object 37" xlink:type="simple" xlink:show="embed" xlink:actuate="onLoad"/></draw:frame></text:p>
      <text:p text:style-name="P9">Simplifying,</text:p>
      <text:p text:style-name="P9"><draw:frame draw:style-name="fr1" draw:name="Object54" text:anchor-type="as-char" svg:width="11.873cm" svg:height="1.372cm" draw:z-index="63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draw:name="Object55" text:anchor-type="as-char" svg:width="17.736cm" svg:height="1.453cm" draw:z-index="65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70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71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72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73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21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2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33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43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7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79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80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81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8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5">Pot committed stubbornness</text:p>
      <text:p text:style-name="P11"/>
      <text:p text:style-name="P11"><draw:frame draw:style-name="fr1" draw:name="Object25" text:anchor-type="as-char" svg:width="20.417cm" svg:height="0.7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22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37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/>
      <text:p text:style-name="P11">When the above was implemented, no change was detectable in the program. This confirms the theory that all frames of reference are equal.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83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84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85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86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need to make the deterrent relative to something. Say, the call size c, or p/e or maybe (c+ p/e)...</text:p>
      <text:p text:style-name="P9">So</text:p>
      <text:p text:style-name="P9">Let d represent this constant.</text:p>
      <text:p text:style-name="P9">We will let v be the amount bet so far.</text:p>
      <text:p text:style-name="P9"/>
      <text:p text:style-name="P9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3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4">Okay. What is your expected gain if you fold? It's not what we have now.</text:p>
      <text:p text:style-name="P16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1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4">n</text:span><text:span text:style-name="T13"> hands in a table of N opponents, you will win</text:span><text:span text:style-name="T13"><draw:frame draw:style-name="fr1" draw:name="Object128" text:anchor-type="as-char" svg:width="3.313cm" svg:height="1.201cm" draw:z-index="16"><draw:object xlink:href="./Object 112" xlink:type="simple" xlink:show="embed" xlink:actuate="onLoad"/><draw:image xlink:href="./ObjectReplacements/Object 112" xlink:type="simple" xlink:show="embed" xlink:actuate="onLoad"/></draw:frame></text:span><text:span text:style-name="T13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11.379cm" svg:height="1.307cm" draw:z-index="17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9">n</text:span>?</text:p>
      <text:p text:style-name="P1"><draw:frame draw:style-name="fr1" draw:name="Object130" text:anchor-type="as-char" svg:width="11.696cm" svg:height="1.307cm" draw:z-index="18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<draw:frame draw:style-name="fr1" draw:name="Object100" text:anchor-type="as-char" svg:width="10.809cm" svg:height="1.312cm" draw:z-index="147"><draw:object xlink:href="./Object 89" xlink:type="simple" xlink:show="embed" xlink:actuate="onLoad"/><draw:image xlink:href="./ObjectReplacements/Object 89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1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2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29"><draw:object xlink:href="./Object 115" xlink:type="simple" xlink:show="embed" xlink:actuate="onLoad"/><draw:image xlink:href="./ObjectReplacements/Object 115" xlink:type="simple" xlink:show="embed" xlink:actuate="onLoad"/></draw:frame></text:p>
      <text:p text:style-name="P20"/>
      <text:p text:style-name="P20">Now, consider that (n-1)C has a frequency dependent on how often I will get a hand good enough to put at least C into the pot</text:p>
      <text:p text:style-name="P20">so, we should replace (n-1)C with rarity*(n-1)*C.</text:p>
      <text:p text:style-name="P20">Here, rarity can be 1-rank or e-&gt;pctWillCall(mean)<text:span text:style-name="T9"> <text:s/>; <text:s/></text:span><text:span text:style-name="T10">If rarity &gt; 1 – 1/RAREST_HAND, singularity occurs</text:span></text:p>
      <text:p text:style-name="P21">So...</text:p>
      <text:p text:style-name="P21"><text:line-break/>R = “rarity”, w = “mean” or “rank”</text:p>
      <text:p text:style-name="P21"><draw:frame draw:style-name="fr1" draw:name="Object85" text:anchor-type="as-char" svg:width="5.837cm" svg:height="1.222cm" draw:z-index="130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131"><draw:object xlink:href="./Object 75" xlink:type="simple" xlink:show="embed" xlink:actuate="onLoad"/><draw:image xlink:href="./ObjectReplacements/Object 75" xlink:type="simple" xlink:show="embed" xlink:actuate="onLoad"/></draw:frame></text:p>
      <text:p text:style-name="P21"><draw:frame draw:style-name="fr1" draw:name="Object87" text:anchor-type="as-char" svg:width="1.849cm" svg:height="0.483cm" draw:z-index="132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133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21"><draw:frame draw:style-name="fr1" draw:name="Object90" text:anchor-type="as-char" svg:width="5.71cm" svg:height="1.201cm" draw:z-index="134"><draw:object xlink:href="./Object 79" xlink:type="simple" xlink:show="embed" xlink:actuate="onLoad"/><draw:image xlink:href="./ObjectReplacements/Object 79" xlink:type="simple" xlink:show="embed" xlink:actuate="onLoad"/></draw:frame></text:p>
      <text:p text:style-name="P21"><draw:frame draw:style-name="fr1" draw:name="Object89" text:anchor-type="as-char" svg:width="6.225cm" svg:height="1.201cm" draw:z-index="135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136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21"><draw:frame draw:style-name="fr1" draw:name="Object92" text:anchor-type="as-char" svg:width="6.225cm" svg:height="1.201cm" draw:z-index="137"><draw:object xlink:href="./Object 81" xlink:type="simple" xlink:show="embed" xlink:actuate="onLoad"/><draw:image xlink:href="./ObjectReplacements/Object 81" xlink:type="simple" xlink:show="embed" xlink:actuate="onLoad"/></draw:frame></text:p>
      <text:p text:style-name="P21"/>
      <text:p text:style-name="P21"><draw:frame draw:style-name="fr1" draw:name="Object93" text:anchor-type="as-char" svg:width="4.313cm" svg:height="1.028cm" draw:z-index="138"><draw:object xlink:href="./Object 82" xlink:type="simple" xlink:show="embed" xlink:actuate="onLoad"/><draw:image xlink:href="./ObjectReplacements/Object 82" xlink:type="simple" xlink:show="embed" xlink:actuate="onLoad"/></draw:frame></text:p>
      <text:p text:style-name="P14"/>
      <text:p text:style-name="P1">Let k be the blind-per-hand, and not assuming half-way average occurrence</text:p>
      <text:p text:style-name="P1"><draw:frame draw:style-name="fr2" draw:name="Object133" text:anchor-type="as-char" svg:y="-0.711cm" svg:width="14.462cm" svg:height="1.162cm" draw:z-index="87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88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89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90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91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94" text:anchor-type="as-char" svg:y="-0.711cm" svg:width="12.487cm" svg:height="1.028cm" draw:z-index="139"><draw:object xlink:href="./Object 83" xlink:type="simple" xlink:show="embed" xlink:actuate="onLoad"/><draw:image xlink:href="./ObjectReplacements/Object 83" xlink:type="simple" xlink:show="embed" xlink:actuate="onLoad"/></draw:frame></text:p>
      <text:p text:style-name="P1"><draw:frame draw:style-name="fr2" draw:name="Object144" text:anchor-type="as-char" svg:y="-0.711cm" svg:width="14.882cm" svg:height="1.819cm" draw:z-index="92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6.987cm" svg:height="1.298cm" draw:z-index="93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94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95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96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97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3"><draw:frame draw:style-name="fr2" draw:name="Object139" text:anchor-type="as-char" svg:y="-0.711cm" svg:width="5.35cm" svg:height="1.231cm" draw:z-index="98"><draw:object xlink:href="./Object 123" xlink:type="simple" xlink:show="embed" xlink:actuate="onLoad"/><draw:image xlink:href="./ObjectReplacements/Object 123" xlink:type="simple" xlink:show="embed" xlink:actuate="onLoad"/></draw:frame></text:span><text:span text:style-name="T13">, </text:span><text:span text:style-name="T13"><draw:frame draw:style-name="fr2" draw:name="Object146" text:anchor-type="as-char" svg:y="-0.711cm" svg:width="5.443cm" svg:height="1.334cm" draw:z-index="99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9.744cm" svg:height="1.321cm" draw:z-index="10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01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02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03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04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05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06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07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08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09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10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11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75" text:anchor-type="as-char" svg:width="6.216cm" svg:height="1.101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13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14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15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16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17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6.983cm" svg:height="1.201cm" draw:z-index="118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15">also</text:span> used for raises, so actually</text:p>
      <text:p text:style-name="P1"><draw:frame draw:style-name="fr2" draw:name="Object81" text:anchor-type="as-char" svg:y="-0.711cm" svg:width="14.437cm" svg:height="1.238cm" draw:z-index="119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1"/>
      <text:p text:style-name="P1"><draw:frame draw:style-name="fr2" draw:name="Object82" text:anchor-type="as-char" svg:y="-0.711cm" svg:width="12.612cm" svg:height="1.162cm" draw:z-index="120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5.894cm" svg:height="1.245cm" draw:z-index="121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8.065cm" svg:height="1.732cm" draw:z-index="122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3"><draw:frame draw:style-name="fr2" draw:name="Object79" text:anchor-type="as-char" svg:y="-0.711cm" svg:width="6.539cm" svg:height="1.231cm" draw:z-index="140"><draw:object xlink:href="./Object 68" xlink:type="simple" xlink:show="embed" xlink:actuate="onLoad"/><draw:image xlink:href="./ObjectReplacements/Object 68" xlink:type="simple" xlink:show="embed" xlink:actuate="onLoad"/></draw:frame></text:span><text:span text:style-name="T13">, </text:span><text:span text:style-name="T13"><draw:frame draw:style-name="fr2" draw:name="Object80" text:anchor-type="as-char" svg:y="-0.711cm" svg:width="6.632cm" svg:height="1.334cm" draw:z-index="141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129cm" svg:height="1.746cm" draw:z-index="123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124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125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26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127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28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29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6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38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59" text:anchor-type="as-char" svg:width="6.177cm" svg:height="1.134cm" draw:z-index="42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142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46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13.48cm" svg:height="1.139cm" draw:z-index="54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96" text:anchor-type="as-char" svg:width="12.502cm" svg:height="1.088cm" draw:z-index="143"><draw:object xlink:href="./Object 85" xlink:type="simple" xlink:show="embed" xlink:actuate="onLoad"/><draw:image xlink:href="./ObjectReplacements/Object 85" xlink:type="simple" xlink:show="embed" xlink:actuate="onLoad"/></draw:frame></text:p>
      <text:p text:style-name="P1"><draw:frame draw:style-name="fr1" draw:name="Object97" text:anchor-type="as-char" svg:width="7.959cm" svg:height="1.78cm" draw:z-index="144"><draw:object xlink:href="./Object 86" xlink:type="simple" xlink:show="embed" xlink:actuate="onLoad"/><draw:image xlink:href="./ObjectReplacements/Object 86" xlink:type="simple" xlink:show="embed" xlink:actuate="onLoad"/></draw:frame></text:p>
      <text:p text:style-name="P1"><text:span text:style-name="T13"><draw:frame draw:style-name="fr1" draw:name="Object152" text:anchor-type="as-char" svg:width="12.49cm" svg:height="1.78cm" draw:z-index="55"><draw:object xlink:href="./Object 136" xlink:type="simple" xlink:show="embed" xlink:actuate="onLoad"/><draw:image xlink:href="./ObjectReplacements/Object 136" xlink:type="simple" xlink:show="embed" xlink:actuate="onLoad"/></draw:frame></text:span><text:span text:style-name="T13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, riskLoss = 0</text:p>
      <text:p text:style-name="P1"/>
      <text:p text:style-name="P1">Let's model riskLoss:</text:p>
      <text:p text:style-name="P1">try, FG(avgPot/numInHand <text:span text:style-name="T13">+ k</text:span>, raiseTo, 1-1/N, B, N) + avgPot/numInHand + <text:span text:style-name="T13">k</text:span></text:p>
      <text:p text:style-name="P1">d_riskLoss_d_pot = FG.dF_dAmountSacrifice / <text:span text:style-name="T13">numInHand <text:s text:c="2"/>+ <text:s text:c="2"/>1/numInHand</text:span></text:p>
      <text:p text:style-name="P1"/>
      <text:p text:style-name="P1"/>
      <text:p text:style-name="P14">For convenience, we will compute a few common derivatives</text:p>
      <text:p text:style-name="P1"><draw:frame draw:style-name="fr2" draw:name="Object98" text:anchor-type="as-char" svg:y="-0.711cm" svg:width="5.98cm" svg:height="1.279cm" draw:z-index="145"><draw:object xlink:href="./Object 87" xlink:type="simple" xlink:show="embed" xlink:actuate="onLoad"/><draw:image xlink:href="./ObjectReplacements/Object 87" xlink:type="simple" xlink:show="embed" xlink:actuate="onLoad"/></draw:frame></text:p>
      <text:p text:style-name="P1"><draw:frame draw:style-name="fr2" draw:name="Object99" text:anchor-type="as-char" svg:y="-0.711cm" svg:width="5.65cm" svg:height="1.134cm" draw:z-index="146"><draw:object xlink:href="./Object 88" xlink:type="simple" xlink:show="embed" xlink:actuate="onLoad"/><draw:image xlink:href="./ObjectReplacements/Object 88" xlink:type="simple" xlink:show="embed" xlink:actuate="onLoad"/></draw:frame></text:p>
      <text:p text:style-name="P14">Formula to convert from (PCT, WL) to (wins, splits, loss):</text:p>
      <text:p text:style-name="P3"><draw:frame draw:style-name="fr1" draw:name="Object26" text:anchor-type="as-char" svg:width="3.067cm" svg:height="1.02cm" draw:z-index="56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57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58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6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66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67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68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69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74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75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76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77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39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40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4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6"><text:span text:style-name="T8">(2PCT – 1) = </text:span><text:span text:style-name="T9">wins</text:span><text:span text:style-name="T8"> – </text:span><text:span text:style-name="T9">losses</text:span></text:p>
      <text:p text:style-name="P7"><text:span text:style-name="T9">splits</text:span> = (PCT<text:span text:style-name="T9"> – win</text:span><text:span text:style-name="T11">s)×2</text:span></text:p>
      <text:p text:style-name="P8"/>
      <text:p text:style-name="P8">Special cases: WL = 0, (2<text:span text:style-name="T12">×</text:span>PCT – 1) = 0, WL = 1, WL = 0.5, PCT = 1;</text:p>
      <text:p text:style-name="P8">Dangerous cases: WL = 0.5;</text:p>
      <text:p text:style-name="P8"/>
      <text:p text:style-name="P8">When splits = 1, WL (0/0) would originally be saved as 0. This is PCT = 0.5. (Handled by default)</text:p>
      <text:p text:style-name="P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26T15:24:52</dc:date>
    <dc:language>en-US</dc:language>
    <meta:editing-cycles>148</meta:editing-cycles>
    <meta:editing-duration>P15DT19H17M3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19" meta:paragraph-count="221" meta:word-count="1085" meta:character-count="602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pot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n>2</math:mn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n>2</math:mn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n>2</math:mn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